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IMA GONZALES ALDEMI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06986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U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178881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INTADO FERNANDEZ, MANUEL JESU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57403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17888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NIMA GONZALES ALDEMI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2069867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9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1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0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10/2021</text:p>
          </table:table-cell>
          <table:table-cell table:style-name="Tabla2.A3" office:value-type="string">
            <text:p text:style-name="P22">9839177</text:p>
          </table:table-cell>
          <table:table-cell table:style-name="Tabla2.D3" office:value-type="string">
            <text:p text:style-name="P23">120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1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48:2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